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0c812" officeooo:paragraph-rsid="0000c812"/>
    </style:style>
    <style:style style:name="P2" style:family="paragraph" style:parent-style-name="Text_20_body">
      <style:text-properties officeooo:paragraph-rsid="0000c812"/>
    </style:style>
    <style:style style:name="P3" style:family="paragraph" style:parent-style-name="Text_20_body">
      <style:text-properties style:font-name="Liberation Sans" fo:font-size="14.1000003814697pt" fo:font-weight="bold" officeooo:rsid="0000c812" officeooo:paragraph-rsid="0000c812" style:font-name-asian="DejaVu Sans" style:font-size-asian="14.1000003814697pt" style:font-weight-asian="bold" style:font-name-complex="FreeSans" style:font-size-complex="14.1000003814697pt" style:font-weight-complex="bold"/>
    </style:style>
    <style:style style:name="P4" style:family="paragraph" style:parent-style-name="Text_20_body">
      <style:text-properties officeooo:rsid="0003c9b8" officeooo:paragraph-rsid="0003c9b8"/>
    </style:style>
    <style:style style:name="P5" style:family="paragraph" style:parent-style-name="Text_20_body">
      <style:text-properties officeooo:rsid="0004485f" officeooo:paragraph-rsid="0004485f"/>
    </style:style>
    <style:style style:name="P6" style:family="paragraph" style:parent-style-name="Text_20_body" style:list-style-name="L1">
      <style:text-properties officeooo:rsid="0004485f" officeooo:paragraph-rsid="0004485f"/>
    </style:style>
    <style:style style:name="P7" style:family="paragraph" style:parent-style-name="Text_20_body">
      <style:text-properties officeooo:rsid="0005e713" officeooo:paragraph-rsid="0005e713"/>
    </style:style>
    <style:style style:name="P8" style:family="paragraph" style:parent-style-name="Text_20_body">
      <style:text-properties officeooo:rsid="00064235" officeooo:paragraph-rsid="00064235"/>
    </style:style>
    <style:style style:name="P9" style:family="paragraph" style:parent-style-name="Heading_20_1">
      <style:text-properties officeooo:rsid="0000c812" officeooo:paragraph-rsid="0000c812"/>
    </style:style>
    <style:style style:name="T1" style:family="text">
      <style:text-properties officeooo:rsid="0006423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La création des objets</text:h>
      <text:p text:style-name="P2"/>
      <text:h text:style-name="Heading_20_2" text:outline-level="2">Reconnaissance vocale : Application Android</text:h>
      <text:p text:style-name="P1"/>
      <text:h text:style-name="Heading_20_3" text:outline-level="3">Etat de l'art</text:h>
      <text:p text:style-name="P4">Tout projet implique une phase de recherche, afin d'effectuer un état de l'art sur ce qu'il a déjà été fait auparavant dans ce domaine.</text:p>
      <text:p text:style-name="P5">Afin de rechercher ce qu'il fallait pour cet état de l'art, il a donc fallu décomposer en plusieurs parties ce que devait réellement réaliser cette reconnaissance. Ces parties étaient :</text:p>
      <text:list xml:id="list8624577034430936279" text:style-name="L1">
        <text:list-item>
          <text:p text:style-name="P6">Activation de la reconnaissance vocale automatiquement</text:p>
        </text:list-item>
        <text:list-item>
          <text:p text:style-name="P6">Gestion de la chaine de caractères comprise par la reconnaissance</text:p>
        </text:list-item>
      </text:list>
      <text:p text:style-name="P7">De base sur Android, il est possible d'activer la reconnaissance vocale automatiquement grâce aux mots clefs « OK Google ». Souhaitant appeler notre intelligence domotique Jarvis, il était peu souhaitable de dire ces mots afin d'activer la reconnaissance.</text:p>
      <text:p text:style-name="P7">Après recherches, il s'avère qu'il n'existe aucun moyen simple de changer ces mots clefs, puisque les seuls moyens sont soit d'avoir un téléphone rooté, afin de changer le bon fichier de configuration. Soit d'avoir un téléphone de la marque Motorola, qui intègre le changement de ces mots directement dans son firmware. <text:span text:style-name="T1">C'est pourquoi pour activer la reconnaissance vocale, nous sommes obligés de prononcer les mots « OK Google ».</text:span></text:p>
      <text:p text:style-name="P8"/>
      <text:p text:style-name="P3">La reconnaissance vocale</text:p>
      <text:p text:style-name="P1"/>
      <text:p text:style-name="P3">Communiquer avec les protocoles BLE et Wifi</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7:36:27.437594823</meta:creation-date>
    <dc:date>2016-01-31T17:47:41.607513157</dc:date>
    <meta:editing-duration>PT11M12S</meta:editing-duration>
    <meta:editing-cycles>6</meta:editing-cycles>
    <meta:generator>LibreOffice/5.0.4.2$Linux_X86_64 LibreOffice_project/00m0$Build-2</meta:generator>
    <meta:document-statistic meta:table-count="0" meta:image-count="0" meta:object-count="0" meta:page-count="1" meta:paragraph-count="11" meta:word-count="201" meta:character-count="1271" meta:non-whitespace-character-count="1083"/>
  </office:meta>
</office:document-meta>
</file>